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bouclier. Un foutu bouclier. Encore un. Décidément, Möchlog avait pris Eléonore en grippe dès l'instant où ses pieds avaient foulé pour la première fois le sol du continent honni. Dans un juron non contenu, celle-ci vit sa lame s'écraser avec force sur l'écran doré qui la séparait de sa cible, le pulvérisant dans un bruit de verre brisé, ralentissant ainsi sa course de manière considérable offrant ainsi au Régisseur tout le loisir d'éviter sans peine un coup qui aurait dû lui trancher la carotide. L'entaille que l'acier ouvrit néanmoins dans son poitrail n'arracha pas même une once de satisfaction à l'anomalie, aveuglée par une fureur immaculée. Comment avait-elle pu ne serait-ce qu'envisager que son assaut pourrait faire mouche ? La réponse était aussi simple qu'elle n'était pathétique : Eléonore n'envisageait plus rien.</text:p>
      <text:p text:style-name="Standard"/>
      <text:p text:style-name="Standard">L'affrontement tourna court. A peine Lloyhr avait-il esquivé le premier coup de la Zagashienne qu'il s'éloignait avec hâte de cette dernière, ne cherchant absolument pas à continuer le combat, laissant la basse besogne à son Protecteur qui venait de faire une entrée fracassante -quoique un peu en retard- dans la salle de l'auberge. Cette fuite ne fit que renforcer l'accès berserker de la blondinette qui, rétablissant l'équilibre qu'elle avait perdu emportée par l'élan de son attaque, voulut se lancer à sa poursuite alors qu'il franchissait la porte de l'établissement. Elle fut cependant interceptée dans sa course par une Muursüld échaudée. Ou plutôt, par [i]plusieurs[/i] Muursülds échaudées.</text:p>
      <text:p text:style-name="Standard"/>
      <text:p text:style-name="Standard">Usant une nouvelle fois de magie d'illusion, le Protecteur s'était en effet démultiplié sous les yeux effarés de l'anomalie. Celle-ci s'arrêta pour prendre une pose plus défensive, son regard de jade allant et venant d'un bout à l'autre de la meute à la recherche de l'originale parmi les mirages. De manière assez étrange, l'intervention de Kalysta semblait avoir fait retrouver un semblant de raison à Eléonore, dont la respiration s'était légèrement calmée et les gestes avaient retrouvé le professionnalisme inhérent à sa carrière militaire. Avait-elle véritablement retrouvé ses esprits ou bien s'agissait-il simplement de réflexes musculaires pavloviens ? Difficile de trancher sur la question. En attendant, l'adepte de Dalai balayait l'air devant elle de son sabre pour tenir les bêtes -aussi éthérées soient-elles- à bonne distance. Mais ces dernières ne semblaient pas particulièrement pressée de goûter au fil de son arme et s'avançaient à tour de rôle, juste assez proches pour la dissuader de tenter une botte mais pas assez pour qu'elle puisse attester de leur tangibilité.</text:p>
      <text:p text:style-name="Standard"/>
      <text:p text:style-name="Standard">Un félin un peu plus téméraire que les autres happa la concentration d'Eléonore pendant une fraction de seconde, fraction de seconde qui s'avéra fatale puisqu'elle l'empêcha de voir l'un de ses jumeaux se jeter sur son flanc droit à découvert. Malheureusement pour la jeune femme, la créature en question s'avérait être la seule et unique à faire partie de cette dimension, comme en témoigna la douleur lancinante qui vrilla dans son esprit alors que les crocs acérés de la bête lacérait la chair de son bras comme s'il avait été de papier. Le hurlement qui suivit arracha les tympans des quelques malchanceux encore piégés à l'intérieur de l'auberge, et leurs visages se parèrent encore un peu plus d'horreur si telle chose était possible.</text:p>
      <text:p text:style-name="Standard"/>
      <text:p text:style-name="Standard">La force avec laquelle le Muursüld s'affaira à tirer son bras fit à nouveau perdre l'équilibre à Eléonore, qui cette fois-ci bascula en arrière pour se retrouver sur le dos, la respiration coupée par le choc dans un hoquet de surprise. L'étourdissement ne fut cependant pas suffisant pour occulter la douleur qui résonnait dans tout son être depuis le bras que Kalysta était en train de littéralement hacher. La Zagashienne fut contrainte d'utiliser l'ensemble des maigres ressources dont elle disposait encore pour ne pas recommencer à hurler, se mordant la lèvre jusqu'au sang pour l'aider dans cette tâche. Dans un mouvement désespéré, Eléonore ramena son bras libre, au bout duquel une main fébrile tenait encore miraculeusement la garde de son sabre, et l'envoya en direction de son assaillant, dans le futile espoir de lui trancher la tête.</text:p>
      <text:p text:style-name="Standard"/>
      <text:p text:style-name="Standard">Son mouvement fut à nouveau interrompu lorsqu'une voix fit écho dans son esprit avec une telle force qu'elle en fut pratiquement sonnée. La blondinette plongea son regard olive dans celui de Kalysta, ses yeux grands écarquillés dans une surprise élémentaire. La scène sembla se figer <text:soft-page-break/>pendant une seconde, comme si le temps s'écoulait au ralenti. Puis la Muursüld tira. Ses crocs profondément enfoncés dans la chair servirent d'ancrage et, dans un bruit de succion abominable, auquel seul un nouveau hurlement de douleur le disputait, les muscles surpuissants de la mâchoire du Protecteur arrachèrent le bras d'Eléonore. Celle-ci se mit à se contorsionner au sol, hurlant maintenant sans discontinuer tandis que sa main gauche -qui avait finalement lâché son arme- tentait vainement de retenir l’hémorragie. Le sang s'écoulait du désormais moignon par gerbes et le sol poisseux de la taverne baignait à présent dedans.</text:p>
      <text:p text:style-name="Standard"/>
      <text:p text:style-name="Standard">La vue troublée par des larmes de douleur, les sens atrophiés par le tourment, l'anomalie mit plusieurs secondes avant de pouvoir faire quoi que ce soit. Heureusement, ce fut pour une fois son instinct de survie qui guida ses actions. Elle devait essayer de s'enfuir. Elle n'était pas de taille. Pas seule. Cette... chose était bien trop puissante pour elle. La fière guerrière de Dalai se mit à ramper misérablement en direction de la porte d'entrée de la bâtisse. Évidemment, elle ne comptait pas vraiment sur la collaboration passive de son adversaire qui se jetait déjà à ses trousses. Mais l'avantage de se vider de son sang de la sorte, c'est que ça offre une quantité de liquide considérable à utiliser lorsqu'on est une adepte de Dalai. Des liens pourpres jaillirent du sol pour venir s'enrouler autour de chacune des pattes de Kalysta, l'immobilisant momentanément. Le sort ne ferait sûrement pas effet plus que quelques secondes, Eléonore -qui luttait déjà pour se maintenir consciente- puisant dans ses ultimes ressources.</text:p>
      <text:p text:style-name="Standard"/>
      <text:p text:style-name="Standard">La demoiselle à la chevelure d'or se traîna jusqu'à la porte et parvint dans un grognement à se mettre sur ses deux pieds. Tout en commençant à tituber dans la rue, elle se fabriqua tant bien que mal un garrot de fortune avec un morceau de sa chemise, morceau qui vira instantanément au rouge lorsqu'elle le serra avec ses dents autour de son bras mutilé. Au fond de ses yeux de jade, les lumières de la ville dansaient, les bruits semblaient venir de tous les côtés en même temps, et un bourdonnement assourdissant lui agressait les tympans en continu. Mais bien entendu tous ces désagréments n'étaient rien comparés à ce que feu son bras lui faisait subir. Ses pas vacillants lui firent à peine parcourir quelques dizaines de mètres avant qu'elle ne retombe sur ses genoux, incapable d'aller plus loin.</text:p>
      <text:p text:style-name="Standard"/>
      <text:p text:style-name="Standard">-Fait... ch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8-08-15T02:07:21.89</dc:date>
    <meta:editing-duration>PT16H26M54S</meta:editing-duration>
    <meta:editing-cycles>691</meta:editing-cycles>
    <meta:generator>OpenOffice/4.1.1$Win32 OpenOffice.org_project/411m6$Build-9775</meta:generator>
    <dc:creator>Théo </dc:creator>
    <meta:document-statistic meta:table-count="0" meta:image-count="0" meta:object-count="0" meta:page-count="2" meta:paragraph-count="9" meta:word-count="1120" meta:character-count="6978"/>
  </office:meta>
</office:document-meta>
</file>